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fo:font-size="32pt" fo:background-color="transparent" style:font-size-asian="32pt" style:font-size-complex="32pt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movie_3" form:control-implementation="ooo:com.sun.star.form.component.CommandButton" form:id="control1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2" form:control-implementation="ooo:com.sun.star.form.component.CommandButton" form:id="control2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" form:control-implementation="ooo:com.sun.star.form.component.CommandButton" form:id="control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4" form:control-implementation="ooo:com.sun.star.form.component.CommandButton" form:id="control4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7" form:control-implementation="ooo:com.sun.star.form.component.CommandButton" form:id="control5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6" form:control-implementation="ooo:com.sun.star.form.component.CommandButton" form:id="control6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5" form:control-implementation="ooo:com.sun.star.form.component.CommandButton" form:id="control7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8" form:control-implementation="ooo:com.sun.star.form.component.CommandButton" form:id="control8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1" form:control-implementation="ooo:com.sun.star.form.component.CommandButton" form:id="control9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0" form:control-implementation="ooo:com.sun.star.form.component.CommandButton" form:id="control10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9" form:control-implementation="ooo:com.sun.star.form.component.CommandButton" form:id="control11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2" form:control-implementation="ooo:com.sun.star.form.component.CommandButton" form:id="control12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5" form:control-implementation="ooo:com.sun.star.form.component.CommandButton" form:id="control1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4" form:control-implementation="ooo:com.sun.star.form.component.CommandButton" form:id="control14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3" form:control-implementation="ooo:com.sun.star.form.component.CommandButton" form:id="control15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movie_16" form:control-implementation="ooo:com.sun.star.form.component.CommandButton" form:id="control16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movie_3" draw:style-name="gr1" draw:text-style-name="P2" svg:width="3.5cm" svg:height="5.001cm" svg:x="8.735cm" svg:y="1.815cm" draw:control="control1"/><draw:control text:anchor-type="paragraph" draw:z-index="1" draw:name="movie_2" draw:style-name="gr1" draw:text-style-name="P2" svg:width="3.5cm" svg:height="5.001cm" svg:x="4.736cm" svg:y="1.815cm" draw:control="control2"/><draw:control text:anchor-type="paragraph" draw:z-index="2" draw:name="movie_1" draw:style-name="gr1" draw:text-style-name="P2" svg:width="3.5cm" svg:height="5.001cm" svg:x="0.736cm" svg:y="1.815cm" draw:control="control3"><svg:title>Movie 1</svg:title></draw:control><draw:control text:anchor-type="paragraph" draw:z-index="3" draw:name="movie_4" draw:style-name="gr1" draw:text-style-name="P2" svg:width="3.5cm" svg:height="5.001cm" svg:x="12.735cm" svg:y="1.815cm" draw:control="control4"/><draw:control text:anchor-type="paragraph" draw:z-index="4" draw:name="movie_7" draw:style-name="gr1" draw:text-style-name="P2" svg:width="3.5cm" svg:height="5.001cm" svg:x="8.735cm" svg:y="7.814cm" draw:control="control5"/><draw:control text:anchor-type="paragraph" draw:z-index="5" draw:name="movie_6" draw:style-name="gr1" draw:text-style-name="P2" svg:width="3.5cm" svg:height="5.001cm" svg:x="4.736cm" svg:y="7.814cm" draw:control="control6"/><draw:control text:anchor-type="paragraph" draw:z-index="6" draw:name="movie_5" draw:style-name="gr1" draw:text-style-name="P2" svg:width="3.5cm" svg:height="5.001cm" svg:x="0.736cm" svg:y="7.814cm" draw:control="control7"/><draw:control text:anchor-type="paragraph" draw:z-index="7" draw:name="movie_8" draw:style-name="gr1" draw:text-style-name="P2" svg:width="3.5cm" svg:height="5.001cm" svg:x="12.735cm" svg:y="7.814cm" draw:control="control8"/><draw:control text:anchor-type="paragraph" draw:z-index="8" draw:name="movie_11" draw:style-name="gr1" draw:text-style-name="P2" svg:width="3.5cm" svg:height="5.001cm" svg:x="8.735cm" svg:y="13.815cm" draw:control="control9"/><draw:control text:anchor-type="paragraph" draw:z-index="9" draw:name="movie_10" draw:style-name="gr1" draw:text-style-name="P2" svg:width="3.5cm" svg:height="5.001cm" svg:x="4.736cm" svg:y="13.815cm" draw:control="control10"/><draw:control text:anchor-type="paragraph" draw:z-index="10" draw:name="movie_9" draw:style-name="gr1" draw:text-style-name="P2" svg:width="3.5cm" svg:height="5.001cm" svg:x="0.736cm" svg:y="13.815cm" draw:control="control11"/><draw:control text:anchor-type="paragraph" draw:z-index="11" draw:name="movie_12" draw:style-name="gr1" draw:text-style-name="P2" svg:width="3.5cm" svg:height="5.001cm" svg:x="12.735cm" svg:y="13.815cm" draw:control="control12"/><draw:control text:anchor-type="paragraph" draw:z-index="12" draw:name="movie_15" draw:style-name="gr1" draw:text-style-name="P2" svg:width="3.5cm" svg:height="5.001cm" svg:x="8.735cm" svg:y="19.816cm" draw:control="control13"/><draw:control text:anchor-type="paragraph" draw:z-index="13" draw:name="movie_14" draw:style-name="gr1" draw:text-style-name="P2" svg:width="3.5cm" svg:height="5.001cm" svg:x="4.736cm" svg:y="19.816cm" draw:control="control14"/><draw:control text:anchor-type="paragraph" draw:z-index="14" draw:name="movie_13" draw:style-name="gr1" draw:text-style-name="P2" svg:width="3.5cm" svg:height="5.001cm" svg:x="0.736cm" svg:y="19.816cm" draw:control="control15"/><draw:control text:anchor-type="paragraph" draw:z-index="15" draw:name="movie_16" draw:style-name="gr1" draw:text-style-name="P2" svg:width="3.5cm" svg:height="5.001cm" svg:x="12.735cm" svg:y="19.816cm" draw:control="control16"/>Foobar Film Festival — Mov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00808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Bruno Lowagie</meta:initial-creator>
    <meta:creation-date>2008-05-25T16:26:29</meta:creation-date>
    <dc:creator>Bruno Lowagie</dc:creator>
    <dc:date>2009-11-24T12:04:58.78</dc:date>
    <meta:editing-cycles>5</meta:editing-cycles>
    <meta:editing-duration>PT46M39S</meta:editing-duration>
    <meta:document-statistic meta:table-count="0" meta:image-count="0" meta:object-count="0" meta:page-count="1" meta:paragraph-count="1" meta:word-count="5" meta:character-count="29"/>
    <meta:user-defined meta:name="Info 1"/>
    <meta:user-defined meta:name="Info 2"/>
    <meta:user-defined meta:name="Info 3"/>
    <meta:user-defined meta:name="Info 4"/>
  </office:meta>
</office:document-meta>
</file>